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draw:auto-grow-height="true" fo:min-height="2cm"/>
    </style:style>
    <style:style style:name="pr7" style:family="presentation" style:parent-style-name="Inspiration-subtitle">
      <style:graphic-properties draw:fill-color="#ffffff" draw:auto-grow-height="true" fo:min-height="9.274cm"/>
    </style:style>
    <style:style style:name="P1" style:family="paragraph">
      <loext:graphic-properties draw:fill-color="#ffffff"/>
    </style:style>
    <style:style style:name="P2" style:family="paragraph">
      <style:text-properties style:font-name="Courier 10 Pitch"/>
    </style:style>
    <style:style style:name="P3" style:family="paragraph">
      <style:text-properties fo:font-size="54pt" style:font-size-asian="54pt" style:font-size-complex="54pt"/>
    </style:style>
    <style:style style:name="P4" style:family="paragraph">
      <loext:graphic-properties draw:fill-color="#ffffff"/>
      <style:text-properties fo:font-size="54pt" style:font-size-asian="54pt" style:font-size-complex="54pt"/>
    </style:style>
    <style:style style:name="T1" style:family="text">
      <style:text-properties style:font-name="Courier 10 Pitch"/>
    </style:style>
    <style:style style:name="T2" style:family="text">
      <style:text-properties style:font-name="Liberation Sans1"/>
    </style:style>
    <style:style style:name="T3" style:family="text">
      <style:text-properties style:font-name="Liberation Sans1" fo:font-weight="bold" style:font-weight-asian="bold" style:font-weight-complex="bold"/>
    </style:style>
    <style:style style:name="T4" style:family="text">
      <style:text-properties style:font-name="Courier 10 Pitch" fo:font-size="22pt" style:font-size-asian="22pt" style:font-size-complex="22pt"/>
    </style:style>
    <style:style style:name="T5" style:family="text">
      <style:text-properties style:font-name="Courier 10 Pitch" fo:font-size="16pt" style:font-size-asian="16pt" style:font-size-complex="16pt"/>
    </style:style>
    <style:style style:name="T6" style:family="text">
      <style:text-properties style:font-name="Liberation Sans1" fo:font-size="26pt" fo:font-weight="normal" style:font-size-asian="26pt" style:font-weight-asian="normal" style:font-size-complex="26pt" style:font-weight-complex="normal"/>
    </style:style>
    <style:style style:name="T7" style:family="text">
      <style:text-properties style:font-name="Courier 10 Pitch" fo:font-size="16pt" fo:font-weight="normal" style:font-size-asian="16pt" style:font-weight-asian="normal" style:font-size-complex="16pt" style:font-weight-complex="normal"/>
    </style:style>
    <style:style style:name="T8" style:family="text">
      <style:text-properties style:font-name="Liberation Sans1" fo:font-size="26pt" style:font-size-asian="26pt" style:font-size-complex="26pt"/>
    </style:style>
    <style:style style:name="T9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Bitcoin Transactions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>How to complete a transaction</text:p>
            <text:p>among two addresses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What we need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Bitcoin Explorer</text:p>
                <text:list>
                  <text:list-item>
                    <text:p>A command line tool to interact with a Bitcoin Node.</text:p>
                  </text:list-item>
                </text:list>
              </text:list-item>
              <text:list-item>
                <text:p>Bitcoin Addresses</text:p>
                <text:list>
                  <text:list-item>
                    <text:p>A sender.</text:p>
                  </text:list-item>
                  <text:list-item>
                    <text:p>A receiver.</text:p>
                  </text:list-item>
                </text:list>
              </text:list-item>
              <text:list-item>
                <text:p>Bitcoins</text:p>
                <text:list>
                  <text:list-item>
                    <text:p>We use the Test Net. It’s fre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Bitcoin Explorer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You can install bitcoin explorer with “brew”.</text:p>
                <text:p><text:span text:style-name="T1">$ brew install bx</text:span></text:p>
                <text:p><text:span text:style-name="T1">$ cat ~/.bx/bx.cfg</text:span></text:p>
                <text:p><text:span text:style-name="T1">[server]</text:span></text:p>
                <text:p><text:span text:style-name="T1"># Default estnet libbitcoin query service.</text:span></text:p>
                <text:p><text:span text:style-name="T1">url = tcp://testnet.libbitcoin.net:19091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Addresse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ECDSA, SHA256, RIPEMD160 and Base58Check.</text:p>
              </text:list-item>
              <text:list-item>
                <text:p>ECDSA</text:p>
                <text:list>
                  <text:list-item>
                    <text:p>We get a public and private keys.</text:p>
                  </text:list-item>
                </text:list>
              </text:list-item>
              <text:list-item>
                <text:p>SHA256, RIPEMD160 and Base58Check.</text:p>
                <text:list>
                  <text:list-item>
                    <text:p>We get a P2PKH Address.</text:p>
                  </text:list-item>
                </text:list>
              </text:list-item>
              <text:list-item>
                <text:p>We could also use a public key as an address.</text:p>
                <text:list>
                  <text:list-item>
                    <text:p>We lose privacy.</text:p>
                  </text:list-item>
                </text:list>
              </text:list-item>
              <text:list-item>
                <text:p>We could also use P2SH</text:p>
                <text:list>
                  <text:list-item>
                    <text:p>A different use cas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 sender address</text:p>
          </draw:text-box>
        </draw:frame>
        <draw:frame presentation:style-name="pr4" draw:text-style-name="P2" draw:layer="layout" svg:width="25.2cm" svg:height="12.179cm" svg:x="1.4cm" svg:y="5cm" presentation:class="outline">
          <draw:text-box>
            <text:list text:style-name="L2">
              <text:list-header>
                <text:p text:style-name="P2"><text:span text:style-name="T1">$ seed=$(bx seed -b 256)</text:span></text:p>
                <text:p text:style-name="P2"><text:span text:style-name="T1">$ privateKey=$(bx ec-new $seed)</text:span></text:p>
                <text:p text:style-name="P2"><text:span text:style-name="T1">$ publicKey=$(bx ec-to-public -u </text:span><text:span text:style-name="T1">$privateKey)</text:span></text:p>
                <text:p text:style-name="P2"><text:span text:style-name="T1">$ address=$(bx ec-to-address $publicKey)</text:span></text:p>
                <text:p text:style-name="P2"><text:span text:style-name="T2"/></text:p>
                <text:p text:style-name="P2"><text:span text:style-name="T2">Or we can do it pseudo-manually.</text:span></text:p>
                <text:p text:style-name="P2"><text:span text:style-name="T1"/></text:p>
                <text:p text:style-name="P2"><text:span text:style-name="T1">$ extended=6f$(bx ripemd160 $(bx sha256 </text:span><text:span text:style-name="T1">$publicKey))</text:span></text:p>
                <text:p text:style-name="P2"><text:span text:style-name="T1">$ checksum=$(bx sha256 $(bx sha256 </text:span><text:span text:style-name="T1">$extended) | cut -b 1-8)</text:span></text:p>
                <text:p text:style-name="P2"><text:span text:style-name="T1">$ address=$(bx base58-encode </text:span><text:span text:style-name="T1">$extended$checksum)</text:span></text:p>
                <text:p text:style-name="P2"><text:span text:style-name="T3"/></text:p>
                <text:p text:style-name="P2"><text:span text:style-name="T3">Note</text:span><text:span text:style-name="T2">: Main net is “00” and script is “05”.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Bitcoin Transaction (I)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Get some Test Bitcoins somewhere; for example</text:p>
                <text:list>
                  <text:list-item>
                    <text:p>https://testnet.manu.backend.hamburg/faucet</text:p>
                  </text:list-item>
                </text:list>
              </text:list-item>
              <text:list-item>
                <text:p>Copy the Transaction ID</text:p>
                <text:p><text:span text:style-name="T4">$ transaction=5dc01 ... d75c6d9</text:span></text:p>
              </text:list-item>
              <text:list-item>
                <text:p>Use a TestNet explorer to track transation.</text:p>
                <text:list>
                  <text:list-item>
                    <text:p>https://live.blockcypher.com/btc-testnet/</text:p>
                  </text:list-item>
                </text:list>
              </text:list-item>
              <text:list-item>
                <text:p>Also, you can use fetch-balance</text:p>
                <text:p><text:span text:style-name="T4">$ bx fetch-balance $senderAddress -c ~/.bx/bx.cfg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Bitcoin Transaction (II)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Get the transaction, because we need the encumbrance</text:p>
                <text:p><text:span text:style-name="T5">$ bx fetch-tx 5dc01 ... d75c6d9 -c ~/.bx/bx.cfg </text:span></text:p>
                <text:p><text:span text:style-name="T5">$ encumbrance="dup hash160 [&lt;signature&gt;] equalverify checksig"</text:span> </text:p>
              </text:list-item>
              <text:list-item>
                <text:p><text:span text:style-name="T6">Encode a new transaction</text:span></text:p>
                <text:p><text:span text:style-name="T7">$ encoded=$(bx tx-encode -i $transaction:0 <text:s/>\ </text:span></text:p>
                <text:p><text:span text:style-name="T7">&gt; -o $receiverAddress:100000000 <text:s text:c="12"/>\</text:span></text:p>
                <text:p><text:span text:style-name="T7">&gt; -o $senderAddress:29900000 -c ~/.bx/bx.cfg)</text:span></text:p>
              </text:list-item>
              <text:list-item>
                <text:p><text:span text:style-name="T6">The transaction only misses the unlocking script.</text:span></text:p>
                <text:p><text:span text:style-name="T7">$ bx tx-decode $encoded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Bitcoin Transaction (III)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Add the unlocking script.</text:p>
                <text:p><text:span text:style-name="T5">$ signed=$(bx input-sign $senderPrivateKey "$encumbrance" $encoded)</text:span></text:p>
                <text:p><text:span text:style-name="T5">$ completed=$(bx input-set "[$signed] [$senderPublicKey]" $encoded)</text:span></text:p>
              </text:list-item>
              <text:list-item>
                <text:p>Visualise the complete transaction.</text:p>
                <text:p><text:span text:style-name="T5">$ bx tx-decode $completed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Bitcoin Transaction (IV)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<text:span text:style-name="T8">Verify. Although optional, it is recommendable.</text:span></text:p>
                <text:p><text:span text:style-name="T5">$ bx input-validate $senderPublicKey "$encumbrance" $signed </text:span><text:span text:style-name="T5">$completed</text:span></text:p>
                <text:p><text:span text:style-name="T5">The endorsement is valid.</text:span></text:p>
                <text:p><text:span text:style-name="T5">$ bx validate-tx $completed -c ~/.bx/bx.cfg</text:span></text:p>
                <text:p><text:span text:style-name="T5">The transaction is valid.</text:span></text:p>
              </text:list-item>
              <text:list-item>
                <text:p><text:span text:style-name="T8">Send the transaction</text:span></text:p>
                <text:p><text:span text:style-name="T5">$ bx send-tx $completed -c ~/.bx/bx.cfg</text:span></text:p>
                <text:p><text:span text:style-name="T5">Sent transaction.</text:span></text:p>
              </text:list-item>
              <text:list-item>
                <text:p><text:span text:style-name="T8">Use a TestNet explorer or fetch-balance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32">
        <draw:frame presentation:style-name="pr6" draw:layer="layout" svg:width="20cm" svg:height="2cm" svg:x="1.4cm" svg:y="1.6cm" presentation:class="title">
          <draw:text-box>
            <text:p>Bitcoin Transactions</text:p>
          </draw:text-box>
        </draw:frame>
        <draw:frame presentation:style-name="pr7" draw:text-style-name="P4" draw:layer="layout" svg:width="20cm" svg:height="9.274cm" svg:x="4cm" svg:y="6.6cm" presentation:class="subtitle" presentation:user-transformed="true">
          <draw:text-box>
            <text:p text:style-name="P3"><text:span text:style-name="T9">Q &amp; A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8T20:05:53.250160490</meta:creation-date>
    <meta:generator>LibreOffice/5.1.6.2$Linux_X86_64 LibreOffice_project/10m0$Build-2</meta:generator>
    <dc:date>2018-01-18T21:52:14.707807023</dc:date>
    <meta:editing-duration>PT1H15M37S</meta:editing-duration>
    <meta:editing-cycles>20</meta:editing-cycles>
    <meta:document-statistic meta:object-count="73"/>
  </office:meta>
</office:document-meta>
</file>